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3.2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5cm" svg:height="2.75cm" svg:x="8cm" svg:y="2cm">
          <text:p text:style-name="P1">Etat 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25cm" svg:height="2.75cm" svg:x="13.75cm" svg:y="6cm">
          <text:p text:style-name="P1">Affi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25cm" svg:height="2.75cm" svg:x="2cm" svg:y="5.75cm">
          <text:p text:style-name="P1">Etat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482cm" svg:y1="4.348cm" svg:x2="14.518cm" svg:y2="6.402cm" draw:start-shape="id1" draw:start-glue-point="9" draw:end-shape="id2" draw:end-glue-point="5" svg:d="M12482 4348c0 1542 2036 515 2036 2054" svg:viewBox="0 0 2037 2055">
          <text:p/>
        </draw:connector>
        <draw:connector draw:style-name="gr3" draw:text-style-name="P2" draw:layer="layout" draw:type="curve" svg:x1="13.75cm" svg:y1="7.375cm" svg:x2="7.25cm" svg:y2="7.125cm" draw:start-shape="id2" draw:start-glue-point="6" draw:end-shape="id3" draw:end-glue-point="10" svg:d="M13750 7375c-4873 0-1624-250-6500-250" svg:viewBox="0 0 6501 251">
          <text:p/>
        </draw:connector>
        <draw:frame draw:style-name="gr4" draw:text-style-name="P3" draw:layer="layout" svg:width="6.25cm" svg:height="3cm" svg:x="7.75cm" svg:y="7.75cm">
          <draw:text-box>
            <text:p>Appuyer sur echapp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16:07:29.198223041</dc:date>
    <meta:editing-duration>PT6M18S</meta:editing-duration>
    <meta:editing-cycles>3</meta:editing-cycles>
    <meta:generator>LibreOffice/7.2.6.2$Linux_X86_64 LibreOffice_project/20$Build-2</meta:generator>
    <meta:document-statistic meta:object-count="6"/>
  </office:meta>
</office:document-meta>
</file>